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2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a xlink:type="simple" xlink:href="http://localhost/Eclipse_Luna/Cake_IFM11/fx_tester" text:style-name="Internet_20_link" text:visited-style-name="Visited_20_Internet_20_Link">http://localhost/Eclipse_Luna/Cake_IFM11/fx_tester</text:a> </text:p>
      <text:p text:style-name="P4">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7425617449062416028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13">T-1.1</text:p>
              <text:list>
                <text:list-item>
                  <text:p text:style-name="P13">eclipst ==&gt; new task</text:p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<text:soft-page-break/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670304767840209705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8623763311555881921" text:style-name="L3">
        <text:list-item>
          <text:p text:style-name="P19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925622237357987063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<text:soft-page-break/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9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<text:soft-page-break/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08710390238313867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(NumOfUnits-18000).(Bars-ALL-20190424_184417).20190311_081029.[SLICE-30].csv // <text:soft-page-break/>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7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528888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1988882929373235753" text:style-name="L6">
        <text:list-item>
          <text:p text:style-name="P22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5525927" text:continue-list="list7425617449062416028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29">steps</text:p>
                  <text:list>
                    <text:list-item>
                      <text:p text:style-name="P29">open file</text:p>
                    </text:list-item>
                    <text:list-item>
                      <text:p text:style-name="P29">read lines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ile : libfx_php</text:p>
                  <text:list>
                    <text:list-item>
                      <text:p text:style-name="P17"><text:soft-page-break/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308851729949156384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8350787926258771144" text:style-name="L8">
        <text:list-item>
          <text:p text:style-name="P24"/>
        </text:list-item>
      </text:list>
      <text:p text:style-name="P12"><text:line-break/><text:span text:style-name="T2">[/ 20200105_153156]</text:span></text:p>
      <text:p text:style-name="P12"/>
      <text:p text:style-name="P4"><text:span text:style-name="T8">@@@</text:span></text:p>
      <text:p text:style-name="P4"><text:soft-page-break/><text:span text:style-name="T3">3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5543150" text:continue-list="list35525927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2738416081104636179" text:style-name="L13">
        <text:list-item>
          <text:p text:style-name="P27">TASK</text:p>
        </text:list-item>
      </text:list>
      <text:p text:style-name="P4">[further]</text:p>
      <text:list xml:id="list4032558772736837849" text:style-name="L14">
        <text:list-item>
          <text:p text:style-name="P28"/>
        </text:list-item>
      </text:list>
      <text:p text:style-name="P12"><text:line-break/><text:span text:style-name="T2">[/ XXX]</text:span></text:p>
      <text:p text:style-name="P12"/>
      <text:p text:style-name="P12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5530337" text:continue-list="list35543150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5811025267214540711" text:style-name="L9">
        <text:list-item>
          <text:p text:style-name="P25">TASK</text:p>
        </text:list-item>
      </text:list>
      <text:p text:style-name="P4">[further]</text:p>
      <text:list xml:id="list1626973660524787947" text:style-name="L10">
        <text:list-item>
          <text:p text:style-name="P26"><text:soft-page-break/></text:p>
        </text:list-item>
      </text:list>
      <text:p text:style-name="P12"><text:line-break/><text:span text:style-name="T2">[/ XXX]</text:span></text:p>
      <text:p text:style-name="P12"/>
      <text:p text:style-name="P12"/>
      <text:p text:style-name="P12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4182364566377512232" text:style-name="L11">
        <text:list-item>
          <text:p text:style-name="P3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539190" text:continue-numbering="true" text:style-name="L11">
        <text:list-item>
          <text:p text:style-name="P30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3479637531750315269" text:style-name="L12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553508" text:continue-numbering="true" text:style-name="L12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ext:soft-page-break/>
        <table:table-row>
          <table:table-cell table:style-name="表10.A2" office:value-type="string">
            <text:p text:style-name="P11"/>
          </table:table-cell>
        </table:table-row>
      </table:table>
      <text:list xml:id="list35547978" text:continue-numbering="true" text:style-name="L12">
        <text:list-item>
          <text:p text:style-name="P14">move “<text:span text:style-name="T4">@@@</text:span>”</text:p>
        </text:list-item>
        <text:list-item>
          <text:p text:style-name="P31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5T15:32:27.44</dc:date>
    <dc:creator>iwabuchi ken</dc:creator>
    <meta:editing-duration>PT15H8M37S</meta:editing-duration>
    <meta:editing-cycles>47</meta:editing-cycles>
    <meta:generator>OpenOffice/4.1.3$Win32 OpenOffice.org_project/413m1$Build-9783</meta:generator>
    <meta:document-statistic meta:table-count="4" meta:image-count="0" meta:object-count="0" meta:page-count="9" meta:paragraph-count="173" meta:word-count="657" meta:character-count="4923"/>
  </office:meta>
</office:document-meta>
</file>